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fe60" officeooo:paragraph-rsid="0018fe60"/>
    </style:style>
    <style:style style:name="P2" style:family="paragraph" style:parent-style-name="Standard" style:list-style-name="List_20_1">
      <style:text-properties officeooo:rsid="0018fe60" officeooo:paragraph-rsid="0018fe60"/>
    </style:style>
    <style:style style:name="P3" style:family="paragraph" style:parent-style-name="Standard" style:list-style-name="List_20_1">
      <style:text-properties officeooo:paragraph-rsid="0018fe60"/>
    </style:style>
    <style:style style:name="P4" style:family="paragraph" style:parent-style-name="Standard" style:list-style-name="List_20_1">
      <style:text-properties officeooo:rsid="001a4788" officeooo:paragraph-rsid="001a4788"/>
    </style:style>
    <style:style style:name="T1" style:family="text">
      <style:text-properties officeooo:rsid="0018fe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teiro de Apresentão do App ALRA</text:p>
      <text:p text:style-name="P1"/>
      <text:p text:style-name="P1">Recursos: </text:p>
      <text:p text:style-name="P1"><text:tab/></text:p>
      <text:list xml:id="list1686026142" text:style-name="List_20_1">
        <text:list-item>
          <text:p text:style-name="P3"><text:span text:style-name="T1">Slide</text:span></text:p>
        </text:list-item>
        <text:list-item>
          <text:p text:style-name="P2">Captura de Tela</text:p>
        </text:list-item>
        <text:list-item>
          <text:p text:style-name="P2">Trilha Sonora Incidental</text:p>
        </text:list-item>
      </text:list>
      <text:p text:style-name="P1"/>
      <text:p text:style-name="P1">Ações:</text:p>
      <text:p text:style-name="P1"/>
      <text:list xml:id="list145041948807234" text:continue-numbering="true" text:style-name="List_20_1">
        <text:list-item>
          <text:p text:style-name="P2">Apresentar problema a ser resolvido</text:p>
        </text:list-item>
        <text:list-item>
          <text:p text:style-name="P2">Apresentar solução (produto)</text:p>
        </text:list-item>
        <text:list-item>
          <text:p text:style-name="P2">Apresentar características/funcionalidades</text:p>
        </text:list-item>
        <text:list-item>
          <text:p text:style-name="P2">Apresentar vantagens de sua aquisição</text:p>
        </text:list-item>
        <text:list-item>
          <text:p text:style-name="P4">Apresentar formas de aquisição e plano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2.2.2$Linux_X86_64 LibreOffice_project/20$Build-2</meta:generator>
    <dc:date>2021-11-11T14:50:41.516701050</dc:date>
    <meta:editing-duration>PT1M27S</meta:editing-duration>
    <meta:editing-cycles>1</meta:editing-cycles>
    <meta:document-statistic meta:table-count="0" meta:image-count="0" meta:object-count="0" meta:page-count="1" meta:paragraph-count="12" meta:word-count="44" meta:character-count="283" meta:non-whitespace-character-count="256"/>
  </office:meta>
</office:document-meta>
</file>